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cba0" officeooo:paragraph-rsid="0011cba0"/>
    </style:style>
    <style:style style:name="P2" style:family="paragraph" style:parent-style-name="Standard">
      <style:text-properties officeooo:paragraph-rsid="0018b3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THRESHOLD</text:p>
      <text:p text:style-name="Standard"/>
      <text:p text:style-name="Standard"/>
      <text:p text:style-name="Standard">nano /home/untamedprimal/UntamedPrimal/public/threshold.html</text:p>
      <text:p text:style-name="Standard"/>
      <text:p text:style-name="P2">&lt;!DOCTYPE html&gt;</text:p>
      <text:p text:style-name="P2">&lt;html lang="en"&gt;</text:p>
      <text:p text:style-name="P2">&lt;head&gt;</text:p>
      <text:p text:style-name="P2"><text:s text:c="2"/>&lt;meta charset="UTF-8" /&gt;</text:p>
      <text:p text:style-name="P2"><text:s text:c="2"/>&lt;title&gt;The Threshold | Untamed Primal&lt;/title&gt;</text:p>
      <text:p text:style-name="P2"><text:s text:c="2"/>&lt;meta name="viewport" content="width=device-width, initial-scale=1.0" /&gt;</text:p>
      <text:p text:style-name="P2"/>
      <text:p text:style-name="P2"><text:s text:c="2"/>&lt;style&gt;</text:p>
      <text:p text:style-name="P2"><text:s text:c="4"/>html, body {</text:p>
      <text:p text:style-name="P2"><text:s text:c="6"/>margin: 0;</text:p>
      <text:p text:style-name="P2"><text:s text:c="6"/>padding: 0;</text:p>
      <text:p text:style-name="P2"><text:s text:c="6"/>height: 100%;</text:p>
      <text:p text:style-name="P2"><text:s text:c="6"/>background: #000;</text:p>
      <text:p text:style-name="P2"><text:s text:c="6"/>color: #d4af37;</text:p>
      <text:p text:style-name="P2"><text:s text:c="6"/>font-family: system-ui, -apple-system, BlinkMacSystemFont, sans-serif;</text:p>
      <text:p text:style-name="P2"><text:s text:c="4"/>}</text:p>
      <text:p text:style-name="P2"/>
      <text:p text:style-name="P2"><text:s text:c="4"/>body {</text:p>
      <text:p text:style-name="P2"><text:s text:c="6"/>display: flex;</text:p>
      <text:p text:style-name="P2"><text:s text:c="6"/>align-items: center;</text:p>
      <text:p text:style-name="P2"><text:s text:c="6"/>justify-content: center;</text:p>
      <text:p text:style-name="P2"><text:s text:c="6"/>text-align: center;</text:p>
      <text:p text:style-name="P2"><text:s text:c="4"/>}</text:p>
      <text:p text:style-name="P2"/>
      <text:p text:style-name="P2"><text:s text:c="4"/>.wrap {</text:p>
      <text:p text:style-name="P2"><text:s text:c="6"/>max-width: 720px;</text:p>
      <text:p text:style-name="P2"><text:s text:c="6"/>padding: 40px;</text:p>
      <text:p text:style-name="P2"><text:s text:c="4"/>}</text:p>
      <text:p text:style-name="P2"/>
      <text:p text:style-name="P2"><text:s text:c="4"/>.symbol {</text:p>
      <text:p text:style-name="P2"><text:s text:c="6"/>font-size: 3rem;</text:p>
      <text:p text:style-name="P2"><text:s text:c="6"/>opacity: 0.85;</text:p>
      <text:p text:style-name="P2"><text:s text:c="6"/>margin-bottom: 24px;</text:p>
      <text:p text:style-name="P2"><text:s text:c="4"/>}</text:p>
      <text:p text:style-name="P2"/>
      <text:p text:style-name="P2"><text:s text:c="4"/>h1 {</text:p>
      <text:p text:style-name="P2"><text:s text:c="6"/>font-size: 2.4rem;</text:p>
      <text:p text:style-name="P2"><text:s text:c="6"/>margin: 0 0 20px 0;</text:p>
      <text:p text:style-name="P2"><text:s text:c="6"/>letter-spacing: 0.04em;</text:p>
      <text:p text:style-name="P2"><text:s text:c="4"/>}</text:p>
      <text:p text:style-name="P2"/>
      <text:p text:style-name="P2"><text:s text:c="4"/>p {</text:p>
      <text:p text:style-name="P2"><text:s text:c="6"/>font-size: 1.05rem;</text:p>
      <text:p text:style-name="P2"><text:s text:c="6"/>line-height: 1.6;</text:p>
      <text:p text:style-name="P2"><text:s text:c="6"/>opacity: 0.85;</text:p>
      <text:p text:style-name="P2"><text:s text:c="6"/>margin: 0 0 18px 0;</text:p>
      <text:p text:style-name="P2"><text:s text:c="4"/>}</text:p>
      <text:p text:style-name="P2"><text:soft-page-break/></text:p>
      <text:p text:style-name="P2"><text:s text:c="4"/>.divider {</text:p>
      <text:p text:style-name="P2"><text:s text:c="6"/>width: 60px;</text:p>
      <text:p text:style-name="P2"><text:s text:c="6"/>height: 1px;</text:p>
      <text:p text:style-name="P2"><text:s text:c="6"/>background: #d4af37;</text:p>
      <text:p text:style-name="P2"><text:s text:c="6"/>margin: 28px auto;</text:p>
      <text:p text:style-name="P2"><text:s text:c="6"/>opacity: 0.5;</text:p>
      <text:p text:style-name="P2"><text:s text:c="4"/>}</text:p>
      <text:p text:style-name="P2"/>
      <text:p text:style-name="P2"><text:s text:c="4"/>.cta, .nav {</text:p>
      <text:p text:style-name="P2"><text:s text:c="6"/>display: inline-block;</text:p>
      <text:p text:style-name="P2"><text:s text:c="6"/>margin-top: 24px;</text:p>
      <text:p text:style-name="P2"><text:s text:c="6"/>padding: 14px 32px;</text:p>
      <text:p text:style-name="P2"><text:s text:c="6"/>border: 1px solid #d4af37;</text:p>
      <text:p text:style-name="P2"><text:s text:c="6"/>color: #d4af37;</text:p>
      <text:p text:style-name="P2"><text:s text:c="6"/>text-decoration: none;</text:p>
      <text:p text:style-name="P2"><text:s text:c="6"/>letter-spacing: 0.08em;</text:p>
      <text:p text:style-name="P2"><text:s text:c="6"/>text-transform: uppercase;</text:p>
      <text:p text:style-name="P2"><text:s text:c="6"/>font-size: 0.85rem;</text:p>
      <text:p text:style-name="P2"><text:s text:c="6"/>transition: background 0.25s ease, color 0.25s ease;</text:p>
      <text:p text:style-name="P2"><text:s text:c="4"/>}</text:p>
      <text:p text:style-name="P2"/>
      <text:p text:style-name="P2"><text:s text:c="4"/>.cta:hover, .nav:hover {</text:p>
      <text:p text:style-name="P2"><text:s text:c="6"/>background: #d4af37;</text:p>
      <text:p text:style-name="P2"><text:s text:c="6"/>color: #000;</text:p>
      <text:p text:style-name="P2"><text:s text:c="4"/>}</text:p>
      <text:p text:style-name="P2"/>
      <text:p text:style-name="P2"><text:s text:c="4"/>.nav {</text:p>
      <text:p text:style-name="P2"><text:s text:c="6"/>margin-left: 12px;</text:p>
      <text:p text:style-name="P2"><text:s text:c="4"/>}</text:p>
      <text:p text:style-name="P2"/>
      <text:p text:style-name="P2"><text:s text:c="4"/>.footnote {</text:p>
      <text:p text:style-name="P2"><text:s text:c="6"/>margin-top: 36px;</text:p>
      <text:p text:style-name="P2"><text:s text:c="6"/>font-size: 0.8rem;</text:p>
      <text:p text:style-name="P2"><text:s text:c="6"/>opacity: 0.55;</text:p>
      <text:p text:style-name="P2"><text:s text:c="4"/>}</text:p>
      <text:p text:style-name="P2"><text:s text:c="2"/>&lt;/style&gt;</text:p>
      <text:p text:style-name="P2">&lt;/head&gt;</text:p>
      <text:p text:style-name="P2"/>
      <text:p text:style-name="P2">&lt;body&gt;</text:p>
      <text:p text:style-name="P2"><text:s text:c="2"/>&lt;div class="wrap"&gt;</text:p>
      <text:p text:style-name="P2"><text:s text:c="4"/>&lt;div class="symbol"&gt;∞&lt;/div&gt;</text:p>
      <text:p text:style-name="P2"/>
      <text:p text:style-name="P2"><text:s text:c="4"/>&lt;h1&gt;The Threshold&lt;/h1&gt;</text:p>
      <text:p text:style-name="P2"/>
      <text:p text:style-name="P2"><text:s text:c="4"/>&lt;p&gt;</text:p>
      <text:p text:style-name="P2"><text:s text:c="6"/>This is not a checkout.&lt;br /&gt;</text:p>
      <text:p text:style-name="P2"><text:s text:c="6"/>This is an entry.</text:p>
      <text:p text:style-name="P2"><text:s text:c="4"/>&lt;/p&gt;</text:p>
      <text:p text:style-name="P2"/>
      <text:p text:style-name="P2"><text:s text:c="4"/>&lt;div class="divider"&gt;&lt;/div&gt;</text:p>
      <text:p text:style-name="P2"/>
      <text:p text:style-name="P2"><text:soft-page-break/><text:s text:c="4"/>&lt;p&gt;</text:p>
      <text:p text:style-name="P2"><text:s text:c="6"/>What follows is not content to be consumed.&lt;br /&gt;</text:p>
      <text:p text:style-name="P2"><text:s text:c="6"/>It is a space you step into.</text:p>
      <text:p text:style-name="P2"><text:s text:c="4"/>&lt;/p&gt;</text:p>
      <text:p text:style-name="P2"/>
      <text:p text:style-name="P2"><text:s text:c="4"/>&lt;p&gt;</text:p>
      <text:p text:style-name="P2"><text:s text:c="6"/>Access is intentional.&lt;br /&gt;</text:p>
      <text:p text:style-name="P2"><text:s text:c="6"/>Progression is not explained.</text:p>
      <text:p text:style-name="P2"><text:s text:c="4"/>&lt;/p&gt;</text:p>
      <text:p text:style-name="P2"/>
      <text:p text:style-name="P2"><text:s text:c="4"/></text:p>
      <text:p text:style-name="P2"><text:s text:c="4"/>&lt;!-- WORLD RETURN --&gt;</text:p>
      <text:p text:style-name="P2"><text:s text:c="4"/>&lt;a class="nav" href="/portal.html"&gt;</text:p>
      <text:p text:style-name="P2"><text:s text:c="6"/>Return to Portal</text:p>
      <text:p text:style-name="P2"><text:s text:c="4"/>&lt;/a&gt;</text:p>
      <text:p text:style-name="P2"/>
      <text:p text:style-name="P2"><text:s text:c="4"/>&lt;div class="footnote"&gt;</text:p>
      <text:p text:style-name="P2"><text:s text:c="6"/>Entry grants access to Initium.&lt;br /&gt;</text:p>
      <text:p text:style-name="P2"><text:s text:c="6"/>There are no refunds for hesitation.</text:p>
      <text:p text:style-name="P2"><text:s text:c="4"/>&lt;/div&gt;</text:p>
      <text:p text:style-name="P2"><text:s text:c="2"/>&lt;/div&gt;</text:p>
      <text:p text:style-name="P2">&lt;/body&gt;</text:p>
      <text:p text:style-name="P2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19:27:39.201953265</meta:creation-date>
    <dc:date>2026-02-23T19:45:00.227231976</dc:date>
    <meta:editing-duration>PT2H45M15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3" meta:paragraph-count="105" meta:word-count="243" meta:character-count="2195" meta:non-whitespace-character-count="1583"/>
  </office:meta>
</office:document-meta>
</file>